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8" style:family="paragraph" style:parent-style-name="Heading_20_2">
      <style:text-properties style:font-name="Times New Roman" fo:font-size="12pt" style:font-size-asian="12pt" style:font-size-complex="12pt"/>
    </style:style>
    <style:style style:name="P9" style:family="paragraph" style:parent-style-name="Text_20_body">
      <style:text-properties fo:font-size="12pt" style:font-size-asian="12pt" style:font-size-complex="12pt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weight="bold" style:font-weight-asian="bold" style:font-weight-complex="bold"/>
    </style:style>
    <style:style style:name="P15" style:family="paragraph" style:parent-style-name="Heading_20_1">
      <style:text-properties style:font-name="Times New Roman" fo:font-size="14pt" style:font-size-asian="14pt" style:font-size-complex="14pt"/>
    </style:style>
    <style:style style:name="P16" style:family="paragraph" style:parent-style-name="Heading_20_1">
      <style:text-properties fo:font-size="14pt" style:font-size-asian="14pt" style:font-size-complex="14pt"/>
    </style:style>
    <style:style style:name="P17" style:family="paragraph" style:parent-style-name="Heading_20_2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emória Virtual<text:line-break/>Caso de Uso: Busca Simples</text:p>
      <text:h text:style-name="P15" text:outline-level="1">Breve Descrição</text:h>
      <text:p text:style-name="P7"><text:tab/>O caso de uso Busca Simples permite a realização de busca nos dados cadastrados <text:s/>e revisados presentes na base de dados do sistema,ou seja a busca e exibição destes bens e instituições.</text:p>
      <text:h text:style-name="P15" text:outline-level="1">Breve Descrição dos Atores</text:h>
      <text:p text:style-name="P6"><text:span text:style-name="T3"><text:tab/>Usuário</text:span><text:span text:style-name="T5">-Comum:</text:span><text:span text:style-name="T3"> realiza busca simples, ou seja, tem acesso a base de dados somente para a pesquisa dentre os dados já revisados.</text:span></text:p>
      <text:h text:style-name="P15" text:outline-level="1">Pré-Condições</text:h>
      <text:p text:style-name="Standard"><text:tab/>Para o usuário-comum não é requisitada nenhuma pré-condição de acesso.</text:p>
      <text:h text:style-name="P15" text:outline-level="1">Fluxo Básico de Eventos</text:h>
      <text:list xml:id="list34354320" text:style-name="L1">
        <text:list-item>
          <text:p text:style-name="P10">O usuário entra no sistema e vai até o ícone de busca;</text:p>
        </text:list-item>
        <text:list-item>
          <text:p text:style-name="P10">O usuário digita as palavras a serem pesquisadas;</text:p>
        </text:list-item>
        <text:list-item>
          <text:p text:style-name="P10">O usuário clica no botão “Buscar”;</text:p>
        </text:list-item>
        <text:list-item>
          <text:p text:style-name="P10">O sistema avalia as palavras fornecidas pelo usuário e realiza uma busca na base de dados;</text:p>
        </text:list-item>
        <text:list-item>
          <text:p text:style-name="P10">O sistema exibe o resultado da pesquisa em formato de lista em uma nova página contendo uma imagem e uma breve descrição dos bens patrimoniais encontrados, nesta página está presente novamente o ícone de busca e escrito nele as palavras da última pesquisa ;</text:p>
        </text:list-item>
        <text:list-item>
          <text:p text:style-name="P10">O caso de uso é encerrado.</text:p>
        </text:list-item>
      </text:list>
      <text:h text:style-name="P15" text:outline-level="1">Fluxos Alternativos</text:h>
      <text:h text:style-name="P8" text:outline-level="2">Fluxo Alternativo 1</text:h>
      <text:p text:style-name="Standard"><text:tab/>No passo 4 não é encontrado nenhum resultado na base de dados revisada dos sistema:</text:p>
      <text:list xml:id="list34344543" text:style-name="L2">
        <text:list-item>
          <text:list>
            <text:list-item>
              <text:list>
                <text:list-item>
                  <text:p text:style-name="P11">O sistema retorna uma mensagem de erro: “Nenhum resultado foi encontrado para as palavras &lt;palavras&gt;”, onde &lt;palavras&gt; são as palavras fornecidas pelo usuário no passo 2;</text:p>
                </text:list-item>
                <text:list-item>
                  <text:p text:style-name="P11">O caso de uso é encerrado.</text:p>
                </text:list-item>
              </text:list>
            </text:list-item>
          </text:list>
        </text:list-item>
      </text:list>
      <text:h text:style-name="P17" text:outline-level="2">Fluxo Alternativo 2</text:h>
      <text:p text:style-name="P13"><text:s text:c="12"/><text:span text:style-name="T6">No passo 5 o usuário deseja fazer uma outra busca</text:span></text:p>
      <text:p text:style-name="P13"><text:span text:style-name="T6"/></text:p>
      <text:list xml:id="list35214385" text:style-name="L3">
        <text:list-header>
          <text:p text:style-name="P12"><text:s text:c="7"/>1. <text:s text:c="3"/>O usuário vai até o ícone de busca disponível na página de apresentação dos resultados da busca anterior;</text:p>
          <text:p text:style-name="P12"><text:s text:c="7"/>2. <text:s text:c="3"/><text:span text:style-name="T3">Idem aos passos 2 - 6 do fluxo básico de eventos.</text:span></text:p>
        </text:list-header>
      </text:list>
      <text:h text:style-name="P16" text:outline-level="1">Pós-Condições</text:h>
      <text:p text:style-name="P9">Fluxo Básico: o sistema retorna os bens patrimoniais encontrados.</text:p>
      <text:p text:style-name="Text_20_body"><text:soft-page-break/>Fluxo Alternativo 1: o sistema não encontra na base de dados revisada nenhum registro similar.</text:p>
      <text:p text:style-name="Text_20_body">Fluxo Alternativo 2: o sistema retorna os bens patrimoniais encontrados.</text:p>
      <text:h text:style-name="P16" text:outline-level="1">Requisitos Especiais</text:h>
      <text:p text:style-name="Standard"><text:tab/>Performance: os resultados devem ser retornados em até 1 segu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text-align="justify" style:justify-single-word="false" fo:keep-together="always" fo:orphans="0" fo:widows="0" fo:text-indent="0cm" style:auto-text-indent="false"/>
      <style:text-properties fo:font-size="12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2">Código: UC01</text:p>
            </table:table-cell>
          </table:table-row>
          <table:table-row table:style-name="Tabela2.1">
            <table:table-cell table:style-name="Tabela2.A1" office:value-type="string">
              <text:p text:style-name="MP1">Especificação do caso de uso: Busca simples</text:p>
            </table:table-cell>
            <table:table-cell table:style-name="Tabela2.B1" office:value-type="string">
              <text:p text:style-name="MP1"><text:s text:c="2"/>Data: <text:s/>13/03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/>
            </table:table-cell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><text:span text:style-name="MT1">Page </text:span><text:span text:style-name="Page_20_Number"><text:span text:style-name="MT1"><text:page-number text:select-page="current">2</text:page-number></text:span></text:span><text:span text:style-name="Page_20_Number"><text:span text:style-name="MT1"> of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3-13T08:57:29.36</meta:creation-date>
    <meta:editing-cycles>35</meta:editing-cycles>
    <meta:editing-duration>PT02H52M11S</meta:editing-duration>
    <dc:date>2010-04-10T15:22:14.20</dc:date>
    <meta:generator>BrOffice.org/3.2$Win32 OpenOffice.org_project/320m12$Build-9483</meta:generator>
    <meta:document-statistic meta:table-count="2" meta:image-count="0" meta:object-count="0" meta:page-count="2" meta:paragraph-count="34" meta:word-count="350" meta:character-count="2043"/>
  </office:meta>
</office:document-meta>
</file>